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17a9b" officeooo:paragraph-rsid="00117a9b"/>
    </style:style>
    <style:style style:name="P2" style:family="paragraph" style:parent-style-name="Text_20_body">
      <style:text-properties officeooo:rsid="00144191" officeooo:paragraph-rsid="00144191"/>
    </style:style>
    <style:style style:name="P3" style:family="paragraph" style:parent-style-name="Text_20_body">
      <style:text-properties officeooo:rsid="001803b2" officeooo:paragraph-rsid="001803b2"/>
    </style:style>
    <style:style style:name="P4" style:family="paragraph" style:parent-style-name="Text_20_body">
      <style:text-properties officeooo:rsid="0019d11c" officeooo:paragraph-rsid="0019d11c"/>
    </style:style>
    <style:style style:name="P5" style:family="paragraph" style:parent-style-name="Text_20_body">
      <style:text-properties officeooo:rsid="0019e6a1" officeooo:paragraph-rsid="0019e6a1"/>
    </style:style>
    <style:style style:name="P6" style:family="paragraph" style:parent-style-name="Text_20_body">
      <style:text-properties officeooo:rsid="001a9828" officeooo:paragraph-rsid="001a9828"/>
    </style:style>
    <style:style style:name="P7" style:family="paragraph" style:parent-style-name="Text_20_body">
      <style:text-properties officeooo:rsid="001afcaf" officeooo:paragraph-rsid="001afcaf"/>
    </style:style>
    <style:style style:name="P8" style:family="paragraph" style:parent-style-name="Text_20_body">
      <style:text-properties officeooo:rsid="001c5ece" officeooo:paragraph-rsid="001c5ece"/>
    </style:style>
    <style:style style:name="P9" style:family="paragraph" style:parent-style-name="Standard">
      <style:text-properties officeooo:rsid="00117a9b" officeooo:paragraph-rsid="00117a9b"/>
    </style:style>
    <style:style style:name="P10" style:family="paragraph" style:parent-style-name="Standard">
      <style:text-properties officeooo:rsid="00117a9b" officeooo:paragraph-rsid="001624f4"/>
    </style:style>
    <style:style style:name="P11" style:family="paragraph" style:parent-style-name="Standard">
      <style:text-properties fo:font-weight="bold" officeooo:rsid="00117a9b" officeooo:paragraph-rsid="001624f4" style:font-weight-asian="bold" style:font-weight-complex="bold"/>
    </style:style>
    <style:style style:name="P12" style:family="paragraph" style:parent-style-name="Heading_20_2">
      <style:text-properties officeooo:rsid="0019e6a1" officeooo:paragraph-rsid="0019e6a1"/>
    </style:style>
    <style:style style:name="P13" style:family="paragraph" style:parent-style-name="Heading_20_2">
      <style:text-properties officeooo:rsid="001a9828" officeooo:paragraph-rsid="001a9828"/>
    </style:style>
    <style:style style:name="P14" style:family="paragraph" style:parent-style-name="Heading_20_2">
      <style:text-properties officeooo:rsid="001afcaf" officeooo:paragraph-rsid="001afcaf"/>
    </style:style>
    <style:style style:name="P15" style:family="paragraph" style:parent-style-name="Text_20_body">
      <style:text-properties fo:font-style="normal" officeooo:rsid="001afcaf" officeooo:paragraph-rsid="001afcaf" style:font-style-asian="normal" style:font-style-complex="normal"/>
    </style:style>
    <style:style style:name="P16" style:family="paragraph" style:parent-style-name="Text_20_body">
      <style:text-properties officeooo:rsid="001ec12c" officeooo:paragraph-rsid="001ec12c"/>
    </style:style>
    <style:style style:name="P17" style:family="paragraph" style:parent-style-name="Text_20_body">
      <style:text-properties officeooo:rsid="00201082" officeooo:paragraph-rsid="00201082"/>
    </style:style>
    <style:style style:name="P18" style:family="paragraph" style:parent-style-name="Text_20_body">
      <style:text-properties officeooo:rsid="0021fd74" officeooo:paragraph-rsid="0021fd74"/>
    </style:style>
    <style:style style:name="P19" style:family="paragraph" style:parent-style-name="Text_20_body">
      <style:text-properties fo:font-style="italic" officeooo:rsid="0021fd74" officeooo:paragraph-rsid="0021fd74" style:font-style-asian="italic" style:font-style-complex="italic"/>
    </style:style>
    <style:style style:name="P20" style:family="paragraph" style:parent-style-name="Text_20_body">
      <style:text-properties officeooo:rsid="00229175" officeooo:paragraph-rsid="00229175"/>
    </style:style>
    <style:style style:name="P21" style:family="paragraph" style:parent-style-name="Text_20_body">
      <style:text-properties officeooo:rsid="0025084a" officeooo:paragraph-rsid="0025084a"/>
    </style:style>
    <style:style style:name="P22" style:family="paragraph" style:parent-style-name="Heading_20_1">
      <style:text-properties officeooo:rsid="00144191" officeooo:paragraph-rsid="00144191"/>
    </style:style>
    <style:style style:name="P23" style:family="paragraph" style:parent-style-name="Heading_20_1">
      <style:text-properties officeooo:rsid="00229175" officeooo:paragraph-rsid="00229175"/>
    </style:style>
    <style:style style:name="P24" style:family="paragraph" style:parent-style-name="Heading_20_3">
      <style:text-properties officeooo:rsid="0021fd74" officeooo:paragraph-rsid="0021fd74"/>
    </style:style>
    <style:style style:name="P25" style:family="paragraph" style:parent-style-name="Preformatted_20_Text">
      <style:text-properties fo:font-style="normal" style:font-style-asian="normal" style:font-style-complex="normal"/>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44191"/>
    </style:style>
    <style:style style:name="T2" style:family="text">
      <style:text-properties officeooo:rsid="001624f4"/>
    </style:style>
    <style:style style:name="T3" style:family="text">
      <style:text-properties fo:font-weight="bold" style:font-weight-asian="bold" style:font-weight-complex="bold"/>
    </style:style>
    <style:style style:name="T4" style:family="text">
      <style:text-properties fo:font-weight="bold" officeooo:rsid="001a9828" style:font-weight-asian="bold" style:font-weight-complex="bold"/>
    </style:style>
    <style:style style:name="T5" style:family="text">
      <style:text-properties fo:font-weight="normal" officeooo:rsid="001624f4" style:font-weight-asian="normal" style:font-weight-complex="normal"/>
    </style:style>
    <style:style style:name="T6" style:family="text">
      <style:text-properties officeooo:rsid="001803b2"/>
    </style:style>
    <style:style style:name="T7" style:family="text">
      <style:text-properties officeooo:rsid="0019d11c"/>
    </style:style>
    <style:style style:name="T8" style:family="text">
      <style:text-properties officeooo:rsid="0019e6a1"/>
    </style:style>
    <style:style style:name="T9" style:family="text">
      <style:text-properties officeooo:rsid="001afcaf"/>
    </style:style>
    <style:style style:name="T10" style:family="text">
      <style:text-properties fo:font-style="italic" style:font-style-asian="italic" style:font-style-complex="italic"/>
    </style:style>
    <style:style style:name="T11" style:family="text">
      <style:text-properties fo:font-style="italic" officeooo:rsid="001fd187" style:font-style-asian="italic" style:font-style-complex="italic"/>
    </style:style>
    <style:style style:name="T12" style:family="text">
      <style:text-properties fo:font-style="italic" officeooo:rsid="0021fd74" style:font-style-asian="italic" style:font-style-complex="italic"/>
    </style:style>
    <style:style style:name="T13" style:family="text">
      <style:text-properties fo:font-style="italic" officeooo:rsid="0019d11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c5ece" style:font-style-asian="normal" style:font-style-complex="normal"/>
    </style:style>
    <style:style style:name="T16" style:family="text">
      <style:text-properties fo:font-style="normal" officeooo:rsid="0021fd74" style:font-style-asian="normal" style:font-style-complex="normal"/>
    </style:style>
    <style:style style:name="T17" style:family="text">
      <style:text-properties fo:font-style="normal" officeooo:rsid="0026c36d" style:font-style-asian="normal" style:font-style-complex="normal"/>
    </style:style>
    <style:style style:name="T18" style:family="text">
      <style:text-properties officeooo:rsid="001fd187"/>
    </style:style>
    <style:style style:name="T19" style:family="text">
      <style:text-properties officeooo:rsid="00201082"/>
    </style:style>
    <style:style style:name="T20" style:family="text">
      <style:text-properties officeooo:rsid="0021fd74"/>
    </style:style>
    <style:style style:name="T21" style:family="text">
      <style:text-properties officeooo:rsid="00229175"/>
    </style:style>
    <style:style style:name="T22" style:family="text">
      <style:text-properties officeooo:rsid="00247d77"/>
    </style:style>
    <style:style style:name="T23" style:family="text">
      <style:text-properties officeooo:rsid="0026c36d"/>
    </style:style>
    <style:style style:name="T24" style:family="text">
      <style:text-properties officeooo:rsid="0027e086"/>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PWide Manual</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194_210372425" text:style-name="Index_20_Link" text:visited-style-name="Index_20_Link">1. Introduction<text:tab/>1</text:a></text:p>
          <text:p text:style-name="P26"><text:a xlink:type="simple" xlink:href="#__RefHeading__187_210372425" text:style-name="Index_20_Link" text:visited-style-name="Index_20_Link">2. Compiling MPWide<text:tab/>1</text:a></text:p>
          <text:p text:style-name="P27"><text:a xlink:type="simple" xlink:href="#__RefHeading__189_210372425" text:style-name="Index_20_Link" text:visited-style-name="Index_20_Link">2.1 Compiling MPWide on Unix-based systems<text:tab/>1</text:a></text:p>
          <text:p text:style-name="P27"><text:a xlink:type="simple" xlink:href="#__RefHeading__191_210372425" text:style-name="Index_20_Link" text:visited-style-name="Index_20_Link">2.2 Compiling MPWide on Mac OSX-based systems<text:tab/>2</text:a></text:p>
          <text:p text:style-name="P26"><text:a xlink:type="simple" xlink:href="#__RefHeading__196_210372425" text:style-name="Index_20_Link" text:visited-style-name="Index_20_Link">3 Testing the main message passing functionalities of MPWide<text:tab/>2</text:a></text:p>
          <text:p text:style-name="P27"><text:a xlink:type="simple" xlink:href="#__RefHeading__204_210372425" text:style-name="Index_20_Link" text:visited-style-name="Index_20_Link">3.1 Testing the performance of MPWide<text:tab/>2</text:a></text:p>
          <text:p text:style-name="P26"><text:a xlink:type="simple" xlink:href="#__RefHeading__198_210372425" text:style-name="Index_20_Link" text:visited-style-name="Index_20_Link">4 Using MPWide in your application<text:tab/>3</text:a></text:p>
          <text:p text:style-name="P27"><text:a xlink:type="simple" xlink:href="#__RefHeading__444_1202171736" text:style-name="Index_20_Link" text:visited-style-name="Index_20_Link">4.1 Including MPWide.h and linking to MPWide<text:tab/>3</text:a></text:p>
          <text:p text:style-name="P27"><text:a xlink:type="simple" xlink:href="#__RefHeading__446_1202171736" text:style-name="Index_20_Link" text:visited-style-name="Index_20_Link">4.2 Initializing MPWide<text:tab/>3</text:a></text:p>
          <text:p text:style-name="P27"><text:a xlink:type="simple" xlink:href="#__RefHeading__448_1202171736" text:style-name="Index_20_Link" text:visited-style-name="Index_20_Link">4.3 Creating and destroying MPWide paths<text:tab/>3</text:a></text:p>
          <text:p text:style-name="P27"><text:a xlink:type="simple" xlink:href="#__RefHeading__450_1202171736" text:style-name="Index_20_Link" text:visited-style-name="Index_20_Link">4.4 Exchanging data using the MPWide paths.<text:tab/>4</text:a></text:p>
          <text:p text:style-name="P26"><text:a xlink:type="simple" xlink:href="#__RefHeading__200_210372425" text:style-name="Index_20_Link" text:visited-style-name="Index_20_Link">5 Data transfers with MPWide<text:tab/>4</text:a></text:p>
          <text:p text:style-name="P27"><text:a xlink:type="simple" xlink:href="#__RefHeading__206_210372425" text:style-name="Index_20_Link" text:visited-style-name="Index_20_Link">5.1 Troubleshooting problems with mpw-cp<text:tab/>5</text:a></text:p>
          <text:p text:style-name="P26"><text:a xlink:type="simple" xlink:href="#__RefHeading__202_210372425" text:style-name="Index_20_Link" text:visited-style-name="Index_20_Link">6 Setting up and using the MPWide Python interface<text:tab/>5</text:a></text:p>
        </text:index-body>
      </text:table-of-content>
      <text:p text:style-name="P2"/>
      <text:h text:style-name="P22" text:outline-level="1"><text:bookmark-start text:name="__RefHeading__194_210372425"/>1. Introduction<text:bookmark-end text:name="__RefHeading__194_210372425"/></text:h>
      <text:p text:style-name="P2"><text:span text:style-name="T1">T</text:span>his manual briefly describes how to install and use MPWide. <text:span text:style-name="T24">Derek Groen wrote it, and you can contact him at djgroennl@gmail.com.</text:span></text:p>
      <text:h text:style-name="Heading_20_1" text:outline-level="1"><text:bookmark-start text:name="__RefHeading__187_210372425"/><text:span text:style-name="T1">2. </text:span>Compiling MPWide<text:bookmark-end text:name="__RefHeading__187_210372425"/></text:h>
      <text:h text:style-name="Heading_20_2" text:outline-level="2"><text:bookmark-start text:name="__RefHeading__189_210372425"/><text:span text:style-name="T1">2.1 </text:span>Compiling MPWide on Unix-based systems<text:bookmark-end text:name="__RefHeading__189_210372425"/></text:h>
      <text:p text:style-name="P9"/>
      <text:p text:style-name="P9">On most Unix-based systems, most of MPWide can be compiled simply by typing:</text:p>
      <text:p text:style-name="P9"/>
      <text:p text:style-name="P9">make</text:p>
      <text:p text:style-name="P9"/>
      <text:p text:style-name="P9">in the root MPWide directory. This command compiles the following <text:span text:style-name="T22">binarie</text:span>s <text:span text:style-name="T6">in the same directory</text:span>:</text:p>
      <text:p text:style-name="P9"/>
      <text:p text:style-name="P9"><text:span text:style-name="T3">MPWUnitTests</text:span> – <text:span text:style-name="T2">unit tests that can be run locally to verify the MPWide installation.</text:span></text:p>
      <text:p text:style-name="P9"><text:span text:style-name="T3">MPWTestConcurrent</text:span> – <text:span text:style-name="T2">functional test which tests blocking and non-blocking communications locally between two threads.</text:span></text:p>
      <text:p text:style-name="P11">MPWTest – <text:span text:style-name="T5">performance test which is started on two machines, and performs a ping-pong test.</text:span></text:p>
      <text:p text:style-name="P9"><text:span text:style-name="T3">MPWForwarder</text:span> – <text:span text:style-name="T2">MPWide message forwarding demon.</text:span></text:p>
      <text:p text:style-name="P9">MPWFileCopy – <text:span text:style-name="T2">low-level binary used by the mpw-cp script (it is not used directly).</text:span></text:p>
      <text:p text:style-name="P10">MPWDataGather – <text:span text:style-name="T2">largely untested client for synchronizing directories in real time.</text:span></text:p>
      <text:p text:style-name="P9"><text:span text:style-name="T3">libMPW.a, libMPW.</text:span><text:span text:style-name="T4">so OR libMPW.dylib</text:span> – <text:span text:style-name="T2">The MPWide libraries to link against.</text:span></text:p>
      <text:p text:style-name="P9"/>
      <text:h text:style-name="Heading_20_2" text:outline-level="2"><text:bookmark-start text:name="__RefHeading__191_210372425"/><text:soft-page-break/><text:span text:style-name="T1">2.2 </text:span>Compiling MPWide on Mac OSX-based systems<text:bookmark-end text:name="__RefHeading__191_210372425"/></text:h>
      <text:p text:style-name="P1">To install MPWide on MacOSX, you need to make one modification in the Makefile.</text:p>
      <text:p text:style-name="P1">Change the section:</text:p>
      <text:p text:style-name="P1"/>
      <text:p text:style-name="Preformatted_20_Text">#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To:</text:p>
      <text:p text:style-name="P1"/>
      <text:p text:style-name="Preformatted_20_Text"># OS X</text:p>
      <text:p text:style-name="Preformatted_20_Text">SO_EXT = dylib</text:p>
      <text:p text:style-name="Preformatted_20_Text">SHARED_LINK_FLAGS = -dynamiclib</text:p>
      <text:p text:style-name="Preformatted_20_Text"/>
      <text:p text:style-name="Preformatted_20_Text"># Linux</text:p>
      <text:p text:style-name="Preformatted_20_Text">#SO_EXT = so</text:p>
      <text:p text:style-name="Preformatted_20_Text">#SHARED_LINK_FLAGS = -shared</text:p>
      <text:p text:style-name="P1"/>
      <text:p text:style-name="P1">Once you have done this, feel free to proceed with the installation instructions, as they are given above for any Unix-based system.</text:p>
      <text:h text:style-name="P22" text:outline-level="1"><text:bookmark-start text:name="__RefHeading__196_210372425"/>3 Testing the main message passing functionalities of MPWide<text:bookmark-end text:name="__RefHeading__196_210372425"/></text:h>
      <text:p text:style-name="P3">This MPWide distribution comes with three tests: <text:span text:style-name="T3">MPWUnitTests</text:span>, <text:span text:style-name="T3">MPWTestConcurrent</text:span> and <text:span text:style-name="T3">MPWTest</text:span>. MPWUnitTests and MPWTestConcurrent are intended to verify the correctness of your MPWide installation, while MPWTest is intended to allow performance and connection tests between multiple machines.</text:p>
      <text:p text:style-name="P3">The unit tests are run by simply typing:</text:p>
      <text:p text:style-name="Preformatted_20_Text">./MPWUnitTests</text:p>
      <text:p text:style-name="P3"/>
      <text:p text:style-name="P3">These tests verify a number of low-level functions, ensuring that they do not crash and return expected values. If run correctly, this test suite will give the following output at the end:</text:p>
      <text:p text:style-name="Preformatted_20_Text">"Unit tests completed. Number of failed tests: 0</text:p>
      <text:p text:style-name="Preformatted_20_Text">Please also run MPW_Functionaltests to more completely test MPWide."</text:p>
      <text:p text:style-name="Text_20_body"/>
      <text:p text:style-name="P3">The functional tests are run by typing:</text:p>
      <text:p text:style-name="Preformatted_20_Text">./<text:span text:style-name="T7">MPWTestConcurrent</text:span></text:p>
      <text:p text:style-name="P5"><text:span text:style-name="T7">I</text:span>f run correctly, this test suite will give the following output at the end:</text:p>
      <text:p text:style-name="Preformatted_20_Text">"MPWTestConcurrent completed successfully."</text:p>
      <text:h text:style-name="P12" text:outline-level="2"><text:bookmark-start text:name="__RefHeading__204_210372425"/>3.1 Testing the performance of MPWide<text:bookmark-end text:name="__RefHeading__204_210372425"/></text:h>
      <text:p text:style-name="P4">You can also test the connectivity and performance between machines. Obviously, for this test you need to have two machines available, each of which has an MPWide installation of the same version. Once MPWide has been set up on both machines, you can do a performance test by typing:</text:p>
      <text:p text:style-name="P4"><text:soft-page-break/>First, on machine #1:</text:p>
      <text:p text:style-name="Preformatted_20_Text">./MPWTest 1 0.0.0.0</text:p>
      <text:p text:style-name="P4"/>
      <text:p text:style-name="P4">And then, on machine #2:</text:p>
      <text:p text:style-name="Preformatted_20_Text">./MPWTest 0 &lt;ip address or hostname of machine #1&gt;</text:p>
      <text:p text:style-name="Text_20_body"/>
      <text:p text:style-name="P4">MPWide will attempt to establish a connection and then try to transfer a message back and forth between the machines 20 times in total. By default MPWide uses a single stream and an 8<text:span text:style-name="T8">k</text:span>B message size, but these settings can be adjusted by changing the command examples above. In fact the full sytax is:</text:p>
      <text:p text:style-name="Preformatted_20_Text">./MPWTest &lt;act_as_server?&gt; &lt;hostname or ip address of other endpoint&gt; &lt;<text:span text:style-name="T8">number of streams</text:span> (default: 1)&gt; &lt;<text:span text:style-name="T8">message</text:span> <text:span text:style-name="T8">size in kilobytes</text:span> (default: 8 kB))&gt;</text:p>
      <text:p text:style-name="Text_20_body"/>
      <text:p text:style-name="P5">We recommend using 1 stream for performance tests over a local area network, and at least 64 streams for tests over a wide area network. The message size can be set to any size that fits well into the machine's physical memory (we usually use message sizes of 1GB or less).</text:p>
      <text:h text:style-name="P22" text:outline-level="1"><text:bookmark-start text:name="__RefHeading__198_210372425"/>4 Using MPWide in your application<text:bookmark-end text:name="__RefHeading__198_210372425"/></text:h>
      <text:p text:style-name="P6">A documented example of how to use MPWide in a C++ code can be found in tests/Test.cpp. Here we will describe how to use several key functionalities in MPWide:</text:p>
      <text:h text:style-name="P13" text:outline-level="2"><text:bookmark-start text:name="__RefHeading__444_1202171736"/>4.1 Including MPWide.h and linking to MPWide<text:bookmark-end text:name="__RefHeading__444_1202171736"/></text:h>
      <text:p text:style-name="P6">The main interface file of MPWide is MPWide.h. <text:span text:style-name="T9">You can include it by typing:</text:span></text:p>
      <text:p text:style-name="Preformatted_20_Text">#include "MPWide.h"</text:p>
      <text:p text:style-name="P7"/>
      <text:p text:style-name="P7">provided that the MPWide main directory is in your include path. The libraries required to link your MPWide program are in the same directory, so make sure that you somehow include that directory in the library paths of your application (e.g., by using the compiler flag "-L" or by adding it to your LD_LIBRARY_PATH).</text:p>
      <text:h text:style-name="P14" text:outline-level="2"><text:bookmark-start text:name="__RefHeading__446_1202171736"/>4.2 Initializing MPWide<text:bookmark-end text:name="__RefHeading__446_1202171736"/></text:h>
      <text:p text:style-name="P7">In earlier versions of MPWide, users were required to use the MPW_Init() function. However, this is no longer necessary, and users can freely create and destroy paths without using MPW_Init().</text:p>
      <text:h text:style-name="P14" text:outline-level="2"><text:bookmark-start text:name="__RefHeading__448_1202171736"/>4.3 Creating and destroying MPWide paths<text:bookmark-end text:name="__RefHeading__448_1202171736"/></text:h>
      <text:p text:style-name="P7">MPWide paths are connections that MPWide aims to establish and use between different machines. Paths can also be connected to a different instance of MPWide on the same machine, and we usually do this for testing purposes. One path can consists of multiple <text:span text:style-name="T10">TCP streams</text:span><text:span text:style-name="T14">, to allow superior communication performance.</text:span></text:p>
      <text:p text:style-name="P7">Creating path is best done in two steps. The first step is to create the data structure that holds the administrative information. This is done using the function <text:span text:style-name="T10">MPW_CreatePathWithoutConnect()</text:span>. This function returns an identifier for the path, and takes three arguments: a string containing the host name of the other end point (or "0.0.0.0" if it will act as a listening server connection), a base post number that it will use, and an integer which passes the number of TCP streams that MPWide needs to establish in this path. The full function signature is:</text:p>
      <text:p text:style-name="Preformatted_20_Text"><text:soft-page-break/>int MPW_CreatePathWithoutConnect(string host, int server_side_base_port, int streams_in_path);</text:p>
      <text:p text:style-name="P7"/>
      <text:p text:style-name="P7">and an example, creating 4 streams starting from port 16256 which intends to connect to the machine my.test.ac.uk is:</text:p>
      <text:p text:style-name="Preformatted_20_Text">int path_id = MPW_CreatePathWithoutConnect("my.test.ac.uk", 16256, 4);</text:p>
      <text:p text:style-name="Text_20_body"/>
      <text:p text:style-name="P7">The second step is to actually connect the path to the other machine, or to start listening for incoming connections in the case that the path is meant to act in a server role. This is done using <text:span text:style-name="T10">MPW_ConnectPath()</text:span>. This function has two argument, which is the identifier returned by <text:span text:style-name="T10">MPW_CreatePathWithoutConnect()</text:span><text:span text:style-name="T14">, and a boolean that should be set to 'true' if the function is to act as a server and listen to incoming connections when it is unable to connect as a client itself. The full function signature is:</text:span></text:p>
      <text:p text:style-name="P25">int MPW_ConnectPath(int path_id, bool server_wait);</text:p>
      <text:p text:style-name="P15"/>
      <text:p text:style-name="P7"><text:span text:style-name="T14">And an example of </text:span><text:span text:style-name="T15">its </text:span><text:span text:style-name="T14">use </text:span><text:span text:style-name="T15">(relying on the previous declared and initialized variable path_id)</text:span><text:span text:style-name="T14"> is:</text:span></text:p>
      <text:p text:style-name="P25">int status <text:s/>= MPW_ConnectPath(path_id, true);</text:p>
      <text:p text:style-name="P7"/>
      <text:p text:style-name="P8">Paths can be easily destroyed by using <text:span text:style-name="T10">MPW_DestroyPath()</text:span>. This function requires only one argument, namely the identifier of the path to destroy. In our case, we would therefore use:</text:p>
      <text:p text:style-name="Preformatted_20_Text">int status = MPW_DestroyPath(path_id);</text:p>
      <text:h text:style-name="P14" text:outline-level="2"><text:bookmark-start text:name="__RefHeading__450_1202171736"/>4.4 Exchanging data using the MPWide paths.<text:bookmark-end text:name="__RefHeading__450_1202171736"/></text:h>
      <text:p text:style-name="P16">The main mode<text:span text:style-name="T19">s</text:span> of exchange in MPWide is through <text:span text:style-name="T10">MPWSend</text:span><text:span text:style-name="T11">()</text:span>, <text:span text:style-name="T10">MPWRecv</text:span><text:span text:style-name="T11">()</text:span><text:span text:style-name="T18"> and </text:span><text:span text:style-name="T11">MPWSendRecv()</text:span><text:span text:style-name="T18">. These functions have the following signatures:</text:span></text:p>
      <text:p text:style-name="Preformatted_20_Text"><text:span text:style-name="T18">int MPW_Send(char* sendbuf, long long int sendsize, int path_id);</text:span></text:p>
      <text:p text:style-name="Preformatted_20_Text"><text:span text:style-name="T18">int MPW_Recv(char* recvbuf, long long int recvsize, int path_id);</text:span></text:p>
      <text:p text:style-name="Preformatted_20_Text"><text:span text:style-name="T18">int MPW_SendRecv(char* sendbuf, long long int sendsize, char* recvbuf, long long int recvsize, int path_id);</text:span></text:p>
      <text:p text:style-name="Preformatted_20_Text"/>
      <text:p text:style-name="P17"><text:span text:style-name="T18">H</text:span>ere, <text:span text:style-name="T10">sendbuf </text:span><text:span text:style-name="T14">is a character buffer of length </text:span><text:span text:style-name="T10">sendsize</text:span><text:span text:style-name="T14">, and </text:span><text:span text:style-name="T10">recvbuf</text:span><text:span text:style-name="T14"> is a character buffer of length </text:span><text:span text:style-name="T10">recvsize</text:span><text:span text:style-name="T14">. Once more, </text:span><text:span text:style-name="T10">path_id</text:span><text:span text:style-name="T14"> is the identifier of the path you wish to use; the one returned by </text:span><text:span text:style-name="T10">MPW_CreatePathWithoutConnect()</text:span><text:span text:style-name="T14">. </text:span><text:span text:style-name="T16">All these functions are blocking, which means that they return once the send and receive operations have completed.</text:span></text:p>
      <text:p text:style-name="P17"><text:span text:style-name="T14">MPWide doesn't use any headers in its messages, so it is up to the user to ensure that the </text:span><text:span text:style-name="T16">message size of the </text:span><text:span text:style-name="T12">MPW_Send() </text:span><text:span text:style-name="T16">call on one endpoint matches that of the </text:span><text:span text:style-name="T12">MPW_Recv()</text:span><text:span text:style-name="T16"> call on the other endpoint.</text:span></text:p>
      <text:h text:style-name="P24" text:outline-level="3"><text:span text:style-name="T14">4.4.1 Non-blocking communications</text:span></text:h>
      <text:p text:style-name="P18"><text:span text:style-name="T14">MPWide also supports once type of non-blocking communication, namely through the </text:span><text:span text:style-name="T10">MPW_ISendRecv()</text:span><text:span text:style-name="T14"> call, which has the following signature:</text:span></text:p>
      <text:p text:style-name="Preformatted_20_Text"><text:span text:style-name="T14">int MPW_ISendRecv( char* sendbuf, long long int sendsize, char* recvbuf, long long int recvsize, int path);</text:span></text:p>
      <text:p text:style-name="P19"/>
      <text:p text:style-name="P19">MPW_IsendRecv()<text:span text:style-name="T14"> works the same way as </text:span>MPW_SendRecv()<text:span text:style-name="T14"> except that it returns as soon as the communications are initiated. Also, it returns a positive identifier number if successful, or a negative error code if it fails to start properly. The identifier can then be used to check whether the message exchange has completed, using:</text:span></text:p>
      <text:p text:style-name="Preformatted_20_Text"><text:soft-page-break/><text:span text:style-name="T14">bool MPW_Has_NBE_Finished(int NBE_id);</text:span></text:p>
      <text:p text:style-name="P19"><text:span text:style-name="T14"/></text:p>
      <text:p text:style-name="P19"><text:span text:style-name="T14">, which returns true if the communication has finished, or to wait until the message exchange has completed using:</text:span></text:p>
      <text:p text:style-name="Preformatted_20_Text"><text:span text:style-name="T14">void MPW_Wait(int NBE_id);</text:span></text:p>
      <text:h text:style-name="P23" text:outline-level="1">5 Forwarding messages with MPWide on intermediary nodes</text:h>
      <text:p text:style-name="P20">The MPWForwarder is a program that provides tcp message forwarding using MPWide. It connects two port ranges from two different remote ip addresses, and does not proceed with forwarding until both ends of a given forwarding channel are connected.</text:p>
      <text:p text:style-name="P20">Example execution:</text:p>
      <text:p text:style-name="Preformatted_20_Text">./Forwarder &lt; forward.cfg</text:p>
      <text:p text:style-name="P20"/>
      <text:p text:style-name="P20">Config file layout:</text:p>
      <text:p text:style-name="Preformatted_20_Text">&lt;address1 ip address&gt;</text:p>
      <text:p text:style-name="Preformatted_20_Text">&lt;address1 baseport&gt;</text:p>
      <text:p text:style-name="Preformatted_20_Text">&lt;address2 ip address&gt;</text:p>
      <text:p text:style-name="Preformatted_20_Text">&lt;address2 baseport&gt;</text:p>
      <text:p text:style-name="Preformatted_20_Text">&lt;number of streams&gt;</text:p>
      <text:p text:style-name="Preformatted_20_Text">(...repeat this for any other forwarding route...)</text:p>
      <text:p text:style-name="Preformatted_20_Text">done</text:p>
      <text:p text:style-name="P20"/>
      <text:p text:style-name="P20">Example config file:</text:p>
      <text:p text:style-name="Preformatted_20_Text">1.2.3.4</text:p>
      <text:p text:style-name="Preformatted_20_Text">6000</text:p>
      <text:p text:style-name="Preformatted_20_Text">5.6.7.8</text:p>
      <text:p text:style-name="Preformatted_20_Text">7000</text:p>
      <text:p text:style-name="Preformatted_20_Text">16</text:p>
      <text:p text:style-name="Preformatted_20_Text">done</text:p>
      <text:h text:style-name="P22" text:outline-level="1"><text:bookmark-start text:name="__RefHeading__200_210372425"/><text:span text:style-name="T21">6</text:span> <text:span text:style-name="T21">File</text:span> transfers with MPWide<text:bookmark-end text:name="__RefHeading__200_210372425"/></text:h>
      <text:p text:style-name="P18">MPWide can be used to copy files directly from one location to another. To enable this, you need to <text:span text:style-name="T7"><text:s/>install MPWide in the </text:span><text:span text:style-name="T13">$HOME/.mpwide</text:span><text:span text:style-name="T7"> directory on each endpoint machine, </text:span>and have a python interpreter available on both machines<text:span text:style-name="T7">. </text:span>You can then use the mpw-cp script to copy files and directories:</text:p>
      <text:p text:style-name="P4">Here is an example syntax for <text:span text:style-name="T20">a </text:span>local cluster use with Gigabit Ethernet. <text:span text:style-name="T20">We configure MPWide </text:span>with 4 streams, pacing at 500 MB/s each and a tcp buffer of 256 kilobytes. <text:span text:style-name="T20">Please note that the last two arguments are actually optional, and can be omitted if you prefer to use automatically tuned settings</text:span>:</text:p>
      <text:p text:style-name="Preformatted_20_Text"><text:s text:c="2"/>./mpw-cp machine-a:/home/you/yourfile him@machine-b:/home/him/yourfileinhishome 4 500 256</text:p>
      <text:p text:style-name="P4"/>
      <text:p text:style-name="P4">The full syntax of the <text:span text:style-name="T20">mpw-cp</text:span>command is:</text:p>
      <text:p text:style-name="Preformatted_20_Text">./mpw-cp &lt;source host&gt;:&lt;source file or dir&gt; &lt;destination host&gt;:&lt;destination file or dir&gt; &lt;number of streams&gt; &lt;<text:span text:style-name="T20">optional: </text:span>pacing rate in MB&gt; &lt;<text:span text:style-name="T20">optional: </text:span>tcp buffer in kB&gt;</text:p>
      <text:p text:style-name="P4"/>
      <text:p text:style-name="P4">By default MPWide will place the server on the destination host, <text:span text:style-name="T20">but MPWide also</text:span> supports a REVERSE mode, where the server is placed on the source host. This can help in bypassing tricky <text:soft-page-break/>firewalls. The full syntax for REVERSE mode is:</text:p>
      <text:p text:style-name="Preformatted_20_Text">./mpw-cp s:&lt;source host&gt;:&lt;source file or dir&gt; &lt;destination host&gt;:&lt;destination file or dir&gt; &lt;number of streams&gt; &lt;<text:span text:style-name="T20">optional:</text:span>pacing rate in MB&gt; &lt;<text:span text:style-name="T20">optional:</text:span>tcp buffer in kB&gt;</text:p>
      <text:h text:style-name="P13" text:outline-level="2"><text:bookmark-start text:name="__RefHeading__206_210372425"/><text:span text:style-name="T21">6</text:span>.1 Troubleshooting problems with mpw-cp<text:bookmark-end text:name="__RefHeading__206_210372425"/></text:h>
      <text:p text:style-name="P6"/>
      <text:p text:style-name="P6"><text:span text:style-name="T3">SYMPTOM:</text:span> mpw-cp connects properly, but seems to hang, as no receiving file is created.</text:p>
      <text:p text:style-name="P6"><text:span text:style-name="T3">POSSIBLE CAUSE:</text:span> This may not be an actual problem, as MPWide retains all data in memory until the transfer of the file is</text:p>
      <text:p text:style-name="P6">completed. If the file is large, the network slow or MPWide poorly configured, it might take a while.</text:p>
      <text:p text:style-name="P6"><text:span text:style-name="T3">POSSIBLE SOLUTION 1: </text:span>Wait for a few minutes, or try transferring a smaller file first to get an accurate picture of the achieved bandwidth.</text:p>
      <text:p text:style-name="P6"/>
      <text:p text:style-name="P6"><text:span text:style-name="T3">SYMPTOM:</text:span> mpw-cp hangs, the output mentions something like:</text:p>
      <text:p text:style-name="Preformatted_20_Text">"[X] Trying to bind as server at &lt;Y&gt;. Result = 1"</text:p>
      <text:p text:style-name="P6"><text:span text:style-name="T3">POSSIBLE CAUSE:</text:span> The firewall on the server side is blocking the incoming connections that MPWide tries to establish.</text:p>
      <text:p text:style-name="P6"><text:span text:style-name="T3">POSSIBLE SOLUTION 1:</text:span> Run mpw-cp in REVERSE mode (or in normal mode if you are currently using REVERSE mode).</text:p>
      <text:p text:style-name="P6"><text:span text:style-name="T3">POSSIBLE SOLUTION 2:</text:span> Ask your local administrator to open a range of ports in your firewall. Make sure the range is at least twice the number of streams you wish to use for your transfers.</text:p>
      <text:p text:style-name="P6"><text:span text:style-name="T3">POSSIBLE SOLUTION 3:</text:span> Change the value of baseport on line 130 in mpw-cp.cpp and recompile on both endpoints. This will change the port range used by mpw-cp.cpp.</text:p>
      <text:p text:style-name="P6"/>
      <text:p text:style-name="P6"><text:span text:style-name="T3">SYMPTOM: </text:span>mpw-cp connects properly, but then hangs for a long time.</text:p>
      <text:p text:style-name="P6"><text:span text:style-name="T3">POSSIBLE CAUSE: </text:span>Unknown, I have only encountered this once. Could be a platform-specific issue or a MPWide bug.</text:p>
      <text:p text:style-name="P6"><text:span text:style-name="T3">POSSIBLE SOLUTION 1: </text:span>Run mpw-cp on the other end-point node.</text:p>
      <text:h text:style-name="P22" text:outline-level="1"><text:bookmark-start text:name="__RefHeading__202_210372425"/><text:span text:style-name="T21">7 Using the MPWide Python interface with Cython</text:span><text:bookmark-end text:name="__RefHeading__202_210372425"/></text:h>
      <text:p text:style-name="P21">Before the MPWide Python interface can be used, you will need to compile it using Cython. This can be done by running</text:p>
      <text:p text:style-name="Preformatted_20_Text">python cythonize.py build_ext –inplace</text:p>
      <text:p text:style-name="P21"/>
      <text:p text:style-name="P21">in the cython/ subdirectory. Naturally, <text:span text:style-name="T23">you will require the Cython module for this to work. </text:span>Once that is done, you can run <text:span text:style-name="T3">MPWTest.py</text:span> in <text:span text:style-name="T23">the same</text:span> way as the normal <text:span text:style-name="T3">MPWTest</text:span> <text:span text:style-name="T23">benchmark </text:span>program. The MPWide Python interface supports only a subset of all functions (primarily <text:span text:style-name="T10">MPW_CreatePath()</text:span><text:span text:style-name="T14">, </text:span><text:span text:style-name="T10">MPW_DestroyPath()</text:span><text:span text:style-name="T14"> and </text:span><text:span text:style-name="T10">MPW_SendRecv()</text:span><text:span text:style-name="T14">), but we intend to expand this in later versions.</text:span></text:p>
      <text:p text:style-name="P21"><text:span text:style-name="T14">We also provide a SWIG-based Python interface in the distribution, but we recommend the Cython-based interface, as it is more portable </text:span><text:span text:style-name="T17">across different platforms</text:span><text:span text:style-name="T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6M5S</meta:editing-duration>
    <meta:editing-cycles>7</meta:editing-cycles>
    <meta:generator>LibreOffice/4.1.1.2$Linux_X86_64 LibreOffice_project/410m0$Build-2</meta:generator>
    <dc:date>2013-10-15T18:06:18.567179520</dc:date>
    <meta:document-statistic meta:table-count="0" meta:image-count="0" meta:object-count="0" meta:page-count="6" meta:paragraph-count="147" meta:word-count="2042" meta:character-count="12811" meta:non-whitespace-character-count="10905"/>
    <meta:user-defined meta:name="Info 1"/>
    <meta:user-defined meta:name="Info 2"/>
    <meta:user-defined meta:name="Info 3"/>
    <meta:user-defined meta:name="Info 4"/>
  </office:meta>
</office:document-meta>
</file>